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none"/>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style>
    <style:style style:name="P10" style:family="paragraph" style:parent-style-name="Standard" style:master-page-name="MP0">
      <style:paragraph-properties style:page-number="auto"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ítulo_20_1">
      <style:paragraph-properties fo:text-align="center" style:justify-single-word="false"/>
      <style:text-properties fo:font-size="24pt" style:font-size-asian="24pt" style:font-size-complex="24pt"/>
    </style:style>
    <style:style style:name="P16" style:family="paragraph" style:parent-style-name="Título_20_1">
      <style:paragraph-properties fo:text-align="center" style:justify-single-word="false"/>
    </style:style>
    <style:style style:name="P17" style:family="paragraph" style:parent-style-name="Título_20_3">
      <style:paragraph-properties fo:text-align="center" style:justify-single-word="false"/>
    </style:style>
    <style:style style:name="P18"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ignatura : Taller de desarrollo de software</text:p>
      <text:p text:style-name="Standard">Fecha : Lunes 16 de Septiembre de 2013</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1">SEGUND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text:soft-page-break/></text:p>
      <text:p text:style-name="Standard"/>
      <text:p text:style-name="Standard"/>
      <text:p text:style-name="Standard"/>
      <text:h text:style-name="P16" text:outline-level="1">Indice</text:h>
      <text:p text:style-name="Standard"/>
      <text:p text:style-name="Standard"/>
      <text:p text:style-name="Standard"/>
      <text:p text:style-name="Standard"/>
      <text:p text:style-name="Standard">Objetivos</text:p>
      <text:p text:style-name="Standard"><text:tab/>generales...................................................................................................................................3</text:p>
      <text:p text:style-name="Standard"><text:tab/>actuales.....................................................................................................................................3</text:p>
      <text:p text:style-name="Standard"><text:tab/>secundarios...............................................................................................................................3</text:p>
      <text:p text:style-name="Standard">Herramientas utilizadas........................................................................................................................4</text:p>
      <text:p text:style-name="Standard">Problemas detectados sin solucionar....................................................................................................4</text:p>
      <text:p text:style-name="P8">Restricciones aplicadas al lenguaje......................................................................................................4</text:p>
      <text:p text:style-name="P8">Soluciones de diseño............................................................................................................................5</text:p>
      <text:p text:style-name="P8">División de tareas.................................................................................................................................5</text:p>
      <text:p text:style-name="Standard">Bibliografía...........................................................................................................................................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6"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150778809" text:style-name="L1">
        <text:list-item>
          <text:p text:style-name="P11">Verificación léxica</text:p>
        </text:list-item>
        <text:list-item>
          <text:p text:style-name="P11">Verificación gramatical (análisis sintáctico)</text:p>
        </text:list-item>
        <text:list-item>
          <text:p text:style-name="P11">Verificación semántica (verificación de tipos, de declaración de variables, etc)</text:p>
        </text:list-item>
        <text:list-item>
          <text:p text:style-name="P11">Limpieza del código (obtención de un código intermedio mas limpio)</text:p>
        </text:list-item>
        <text:list-item>
          <text:p text:style-name="P11">Creación de tabla de símbolos</text:p>
        </text:list-item>
        <text:list-item>
          <text:p text:style-name="P11">Transformación del código intermedio (código limpio) a código assembly</text:p>
        </text:list-item>
      </text:list>
      <text:p text:style-name="Standard"/>
      <text:p text:style-name="Standard"/>
      <text:p text:style-name="Standard"/>
      <text:h text:style-name="P17" text:outline-level="3">Objetivos actuales</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h text:style-name="P17" text:outline-level="3">Objetivos secundarios</text:h>
      <text:p text:style-name="Standard"/>
      <text:list xml:id="list912813477" text:style-name="L2">
        <text:list-item>
          <text:p text:style-name="P12">Permitir usar archivos como entrada al parser (lex+yacc)</text:p>
        </text:list-item>
        <text:list-item>
          <text:p text:style-name="P12">Contar las lineas de código (utilizando fin de linea)</text:p>
        </text:list-item>
        <text:list-item>
          <text:p text:style-name="P12">Eliminar lineas comentadas</text:p>
        </text:list-item>
        <text:list-item>
          <text:p text:style-name="P12">Contar caracteres</text:p>
        </text:list-item>
        <text:list-item>
          <text:p text:style-name="P12">Reportar símbolos erróneos en lex</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8" text:outline-level="9"><text:s text:c="3"/><text:tab/><text:tab/><text:tab/>Herramientas utilizadas</text:h>
      <text:p text:style-name="Standard"/>
      <text:p text:style-name="Standard"/>
      <text:p text:style-name="Standard">LEX</text:p>
      <text:p text:style-name="Standard">Analizador léxico</text:p>
      <text:p text:style-name="Standard">Plataforma : Linux (Ubuntu)</text:p>
      <text:p text:style-name="Standard">Versión : 2.5.35 (Flex)</text:p>
      <text:p text:style-name="Standard">Homepage : N/A</text:p>
      <text:p text:style-name="Standard"/>
      <text:p text:style-name="Standard">YACC</text:p>
      <text:p text:style-name="Standard"><text:span text:style-name="T2">Generador</text:span> de parsers LALR</text:p>
      <text:p text:style-name="Standard">Plataforma : Linux (Ubuntu)<text:line-break/>Versión : 2.5 (Bison)</text:p>
      <text:p text:style-name="Standard">Homepage : N/A</text:p>
      <text:p text:style-name="P4"/>
      <text:p text:style-name="P4"/>
      <text:p text:style-name="P4"><text:tab/><text:tab/><text:tab/></text:p>
      <text:p text:style-name="P4"/>
      <text:p text:style-name="P4"><text:tab/><text:tab/><text:tab/>Problemas detectados sin solucionar</text:p>
      <text:p text:style-name="P4"/>
      <text:p text:style-name="P7">Varios tests erróneos arrojan segmentation fault (por ejemplo, el test “error_bloques.c-tds”).</text:p>
      <text:p text:style-name="P7">A pesar de conocer la solución, decidimos que siga pasando, ya que de otra forma incrementaría en gran medida la cantidad de errores de cada método, y de esa manera no se alcanzan a visualizar los resultados de todos los tests en la terminal.</text:p>
      <text:p text:style-name="P7">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5"/>
      <text:p text:style-name="P5"/>
      <text:p text:style-name="P5"/>
      <text:p text:style-name="P5"><text:tab/>Restricciones aplicadas al lenguaje / Consideraciones del lenguaje</text:p>
      <text:p text:style-name="P7"/>
      <text:p text:style-name="P7">- La cantidad de parámetros que puede tener un método es fija (no puede superar las 20 unidades).</text:p>
      <text:p text:style-name="P7">- En caso de tener alguna definición de variables o métodos, debe existir obligatoriamente un <text:s text:c="74"/>método “main”.</text:p>
      <text:p text:style-name="P7">- No se permite coerción de tipos.</text:p>
      <text:p text:style-name="P7">- Si se usa el operador de resta, debe separarse el operador derecho con al menos un espacio (por ejemplo, 3- 5, 2 – 4).</text:p>
      <text:p text:style-name="P7">- Cada operador binario (excepto == y !=), requiere que ambos operandos sean del mismo tipo.</text:p>
      <text:p text:style-name="P7">- Un método puede tener tantas sentencias “return” como se desee y en cualquier lugar del mismo.</text:p>
      <text:p text:style-name="P7">- El método “main” puede retornar cualquier tipo, pero no debe tener parámetros.</text:p>
      <text:p text:style-name="P7"/>
      <text:p text:style-name="P7"/>
      <text:p text:style-name="P7"/>
      <text:p text:style-name="P7"/>
      <text:p text:style-name="P7"/>
      <text:p text:style-name="P7"/>
      <text:p text:style-name="P7"><text:soft-page-break/></text:p>
      <text:p text:style-name="P7"/>
      <text:p text:style-name="P7"><text:tab/><text:tab/><text:tab/><text:span text:style-name="T3">Soluciones de diseño</text:span></text:p>
      <text:p text:style-name="P5"/>
      <text:p text:style-name="P7">Creamos el atributo (declarado en SymbolsTable/Attribute.h) de la forma en la que nos fue aconsejada, evitando así el desperdicio de memoria (por ejemplo, no se lleva una lista de paramtetros para atributos que son variables), de manera que creemos se optimizó el consumo de la misma durante el armado del árbol de parseo.</text:p>
      <text:p text:style-name="P7"/>
      <text:p text:style-name="Standard"/>
      <text:p text:style-name="Standard"/>
      <text:p text:style-name="Standard"><text:tab/><text:tab/><text:tab/><text:span text:style-name="T3">División de tareas</text:span></text:p>
      <text:p text:style-name="P6"/>
      <text:p text:style-name="P6">Gasparrini, Jonathan: Implementación de LinkedList, Attribute, Utils, Testing.</text:p>
      <text:p text:style-name="P6">Marchisio, Elián <text:s text:c="5"/>: Implementación de SymbolsTable, Attribute, StringStack, Utils, Yacc, Testing.</text:p>
      <text:p text:style-name="P6">Viale, Flavio<text:tab/> <text:s text:c="8"/>: Implementación de Lex, Utils, Yacc.</text:p>
      <text:p text:style-name="Standard"/>
      <text:p text:style-name="Standard">Aunque en general, estuvimos agregando y modificando cada archivo a necesidad.</text:p>
      <text:p text:style-name="Standard"/>
      <text:p text:style-name="Standard"/>
      <text:p text:style-name="Standard"/>
      <text:h text:style-name="P18" text:outline-level="9"/>
      <text:h text:style-name="P18" text:outline-level="9"><text:s text:c="4"/><text:tab/><text:tab/><text:tab/>Bibliografía</text:h>
      <text:p text:style-name="P9"/>
      <text:p text:style-name="Standard"/>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09-29T00:19:02</dc:date>
    <meta:editing-cycles>54</meta:editing-cycles>
    <meta:editing-duration>PT4H36M16S</meta:editing-duration>
    <dc:creator>elian </dc:creator>
    <meta:document-statistic meta:table-count="0" meta:image-count="0" meta:object-count="0" meta:page-count="5" meta:paragraph-count="69" meta:word-count="605" meta:character-count="5136" meta:non-whitespace-character-count="4493"/>
    <meta:template xlink:type="simple" xlink:actuate="onRequest" xlink:title="" xlink:href="Normal"/>
  </office:meta>
</office:document-meta>
</file>